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8" calcext:value-type="float">
            <text:p>2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4" calcext:value-type="float">
            <text:p>94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4" calcext:value-type="float">
            <text:p>99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4" calcext:value-type="float">
            <text:p>99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4" calcext:value-type="float">
            <text:p>99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0" calcext:value-type="float">
            <text:p>61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4" calcext:value-type="float">
            <text:p>99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4" calcext:value-type="float">
            <text:p>99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4" calcext:value-type="float">
            <text:p>99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4" calcext:value-type="float">
            <text:p>59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4" calcext:value-type="float">
            <text:p>99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4" calcext:value-type="float">
            <text:p>99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45" calcext:value-type="float">
            <text:p>54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4" calcext:value-type="float">
            <text:p>99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94" calcext:value-type="float">
            <text:p>99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4" calcext:value-type="float">
            <text:p>99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4" calcext:value-type="float">
            <text:p>99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4" calcext:value-type="float">
            <text:p>99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7" calcext:value-type="float">
            <text:p>48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4" calcext:value-type="float">
            <text:p>99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94" calcext:value-type="float">
            <text:p>99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50" calcext:value-type="float">
            <text:p>55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94" calcext:value-type="float">
            <text:p>99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4" calcext:value-type="float">
            <text:p>99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4" calcext:value-type="float">
            <text:p>99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50" calcext:value-type="float">
            <text:p>55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94" calcext:value-type="float">
            <text:p>99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94" calcext:value-type="float">
            <text:p>99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94" calcext:value-type="float">
            <text:p>99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98" calcext:value-type="float">
            <text:p>59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94" calcext:value-type="float">
            <text:p>99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94" calcext:value-type="float">
            <text:p>99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94" calcext:value-type="float">
            <text:p>99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94" calcext:value-type="float">
            <text:p>99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04" calcext:value-type="float">
            <text:p>6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94" calcext:value-type="float">
            <text:p>99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94" calcext:value-type="float">
            <text:p>99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94" calcext:value-type="float">
            <text:p>99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94" calcext:value-type="float">
            <text:p>99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05" calcext:value-type="float">
            <text:p>705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94" calcext:value-type="float">
            <text:p>99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94" calcext:value-type="float">
            <text:p>99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94" calcext:value-type="float">
            <text:p>9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28" calcext:value-type="float">
            <text:p>728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94" calcext:value-type="float">
            <text:p>99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94" calcext:value-type="float">
            <text:p>9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9" calcext:value-type="float">
            <text:p>6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18" calcext:value-type="float">
            <text:p>818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94" calcext:value-type="float">
            <text:p>99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94" calcext:value-type="float">
            <text:p>99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94" calcext:value-type="float">
            <text:p>9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3" calcext:value-type="float">
            <text:p>13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98" calcext:value-type="float">
            <text:p>898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94" calcext:value-type="float">
            <text:p>99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94" calcext:value-type="float">
            <text:p>99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94" calcext:value-type="float">
            <text:p>99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94" calcext:value-type="float">
            <text:p>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9" calcext:value-type="float">
            <text:p>109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55" calcext:value-type="float">
            <text:p>955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94" calcext:value-type="float">
            <text:p>994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9" calcext:value-type="float">
            <text:p>229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94" calcext:value-type="float">
            <text:p>994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6" calcext:value-type="float">
            <text:p>21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94" calcext:value-type="float">
            <text:p>99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94" calcext:value-type="float">
            <text:p>994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94" calcext:value-type="float">
            <text:p>99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94" calcext:value-type="float">
            <text:p>99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82" calcext:value-type="float">
            <text:p>28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94" calcext:value-type="float">
            <text:p>99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94" calcext:value-type="float">
            <text:p>99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54" calcext:value-type="float">
            <text:p>35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94" calcext:value-type="float">
            <text:p>99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94" calcext:value-type="float">
            <text:p>994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50" calcext:value-type="float">
            <text:p>35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94" calcext:value-type="float">
            <text:p>99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72" calcext:value-type="float">
            <text:p>47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94" calcext:value-type="float">
            <text:p>99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94" calcext:value-type="float">
            <text:p>99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52" calcext:value-type="float">
            <text:p>45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94" calcext:value-type="float">
            <text:p>99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94" calcext:value-type="float">
            <text:p>99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94" calcext:value-type="float">
            <text:p>99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94" calcext:value-type="float">
            <text:p>99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52" calcext:value-type="float">
            <text:p>45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94" calcext:value-type="float">
            <text:p>99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94" calcext:value-type="float">
            <text:p>99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94" calcext:value-type="float">
            <text:p>99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94" calcext:value-type="float">
            <text:p>99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94" calcext:value-type="float">
            <text:p>99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94" calcext:value-type="float">
            <text:p>99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94" calcext:value-type="float">
            <text:p>99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57" calcext:value-type="float">
            <text:p>45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94" calcext:value-type="float">
            <text:p>99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94" calcext:value-type="float">
            <text:p>99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57" calcext:value-type="float">
            <text:p>45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94" calcext:value-type="float">
            <text:p>994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82" calcext:value-type="float">
            <text:p>38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94" calcext:value-type="float">
            <text:p>99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73" calcext:value-type="float">
            <text:p>37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94" calcext:value-type="float">
            <text:p>99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52" calcext:value-type="float">
            <text:p>45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94" calcext:value-type="float">
            <text:p>99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94" calcext:value-type="float">
            <text:p>99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94" calcext:value-type="float">
            <text:p>99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01" calcext:value-type="float">
            <text:p>50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94" calcext:value-type="float">
            <text:p>99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66" calcext:value-type="float">
            <text:p>56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94" calcext:value-type="float">
            <text:p>99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94" calcext:value-type="float">
            <text:p>99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45" calcext:value-type="float">
            <text:p>54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94" calcext:value-type="float">
            <text:p>99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1" calcext:value-type="float">
            <text:p>7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08" calcext:value-type="float">
            <text:p>708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6:19:39.418881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5:10:12.570342163</meta:creation-date>
    <dc:date>2016-10-19T16:22:40.521719332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3027" meta:object-count="0"/>
  </office:meta>
</office:document-meta>
</file>